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716498820248D6F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Courier 10 Pitch1" svg:font-family="'Courier 10 Pitch'" style:font-pitch="variable"/>
    <style:font-face style:name="Liberation Serif2" svg:font-family="'Liberation Serif'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gradient" draw:fill-color="#cc9900" draw:fill-gradient-name="Tango_20_Orange"/>
      <style:text-properties style:font-name="DejaVu Sans Mono"/>
    </style:style>
    <style:style style:name="P3" style:family="paragraph">
      <loext:graphic-properties draw:fill-color="#ffffff"/>
      <style:text-properties style:font-name="Courier 10 Pitch" style:text-underline-style="solid" style:text-underline-width="auto" style:text-underline-color="font-color"/>
    </style:style>
    <style:style style:name="P4" style:family="paragraph">
      <style:text-properties style:font-name="Courier 10 Pitch" style:text-underline-style="solid" style:text-underline-width="auto" style:text-underline-color="font-color"/>
    </style:style>
    <style:style style:name="P5" style:family="paragraph">
      <loext:graphic-properties draw:fill="gradient" draw:fill-color="#999999" draw:fill-gradient-name="Tango_20_Gray"/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gradient" draw:fill-color="#999999" draw:fill-gradient-name="Tango_20_Gray"/>
      <style:paragraph-properties fo:text-align="center"/>
      <style:text-properties fo:font-weight="normal" style:font-weight-asian="normal" style:font-weight-complex="normal"/>
    </style:style>
    <style:style style:name="P8" style:family="paragraph">
      <loext:graphic-properties draw:fill="gradient" draw:fill-gradient-name="Argile"/>
      <style:paragraph-properties fo:text-align="center"/>
    </style:style>
    <style:style style:name="P9" style:family="paragraph">
      <loext:graphic-properties draw:fill-color="#729fcf"/>
      <style:paragraph-properties fo:text-align="center"/>
      <style:text-properties style:font-name="DejaVu Sans Mono"/>
    </style:style>
    <style:style style:name="T1" style:family="text">
      <style:text-properties style:font-name="DejaVu Sans Mono" style:text-underline-style="solid" style:text-underline-width="auto" style:text-underline-color="font-color"/>
    </style:style>
    <style:style style:name="T2" style:family="text">
      <style:text-properties style:font-name="DejaVu Sans Mono"/>
    </style:style>
    <style:style style:name="T3" style:family="text">
      <style:text-properties style:font-name="Courier 10 Pitch" style:text-underline-style="solid" style:text-underline-width="auto" style:text-underline-color="font-color"/>
    </style:style>
    <style:style style:name="T4" style:family="text">
      <style:text-properties style:font-name="Courier 10 Pitch" style:text-underline-style="none"/>
    </style:style>
    <style:style style:name="T5" style:family="text">
      <style:text-properties style:font-name="DejaVu Sans Mono" fo:font-size="8pt" style:font-size-asian="8pt" style:font-size-complex="8pt"/>
    </style:style>
    <style:style style:name="T6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gradient" draw:fill-color="#cc9900" draw:fill-gradient-name="Tango_20_Orange" draw:textarea-horizontal-align="justify" draw:textarea-vertical-align="middle" draw:auto-grow-height="false" fo:min-height="1.6646in" fo:min-width="6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2.1528in" fo:min-width="1.7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gradient" draw:fill-color="#cc9900" draw:fill-gradient-name="Tango_20_Orange" draw:textarea-horizontal-align="justify" draw:textarea-vertical-align="middle" draw:auto-grow-height="false" fo:min-height="2.5571in" fo:min-width="2.8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9756in" fo:min-width="2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9756in" fo:min-width="1.8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0.9756in" fo:min-width="1.9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gradient" draw:fill-color="#cc9900" draw:fill-gradient-name="Tango_20_Orange" draw:textarea-horizontal-align="justify" draw:textarea-vertical-align="middle" draw:auto-grow-height="false" fo:min-height="2.6055in" fo:min-width="2.8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gradient" draw:fill-color="#999999" draw:fill-gradient-name="Tango_20_Gray" draw:textarea-horizontal-align="justify" draw:textarea-vertical-align="middle" draw:auto-grow-height="false" fo:min-height="0.428in" fo:min-width="1.0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gradient" draw:fill-color="#999999" draw:fill-gradient-name="Tango_20_Gray" draw:textarea-horizontal-align="justify" draw:textarea-vertical-align="middle" draw:auto-grow-height="false" fo:min-height="0.428in" fo:min-width="0.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gradient" draw:fill-color="#999999" draw:fill-gradient-name="Tango_20_Gray" draw:textarea-horizontal-align="justify" draw:textarea-vertical-align="middle" draw:auto-grow-height="false" fo:min-height="0.428in" fo:min-width="0.75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gradient" draw:fill-color="#999999" draw:fill-gradient-name="Tango_20_Gray" draw:textarea-horizontal-align="justify" draw:textarea-vertical-align="middle" draw:auto-grow-height="false" fo:min-height="0.428in" fo:min-width="0.6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gradient" draw:fill-gradient-name="Argile" draw:textarea-horizontal-align="justify" draw:textarea-vertical-align="middle" draw:auto-grow-height="false" fo:min-height="0.428in" fo:min-width="1.0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402in" svg:stroke-color="#000000" draw:marker-start-width="0.1984in" draw:marker-end="Arrowheads_20_1" draw:marker-end-width="0.1984in" draw:fill-color="#729fcf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1" draw:name="Shape5" draw:style-name="gr9" draw:text-style-name="P5" svg:width="1.5106in" svg:height="0.6043in" svg:x="1.2634in" svg:y="0.0362in"><text:p text:style-name="P1">Hokuyo </text:p><text:p text:style-name="P1">URG04LX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5" draw:style-name="gr10" draw:text-style-name="P7" svg:width="1.1461in" svg:height="0.6043in" svg:x="3.7528in" svg:y="-0.0055in"><text:p text:style-name="P6"><text:span text:style-name="T6">Ultraschal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5" draw:style-name="gr11" draw:text-style-name="P7" svg:width="1.0732in" svg:height="0.6043in" svg:x="5.8362in" svg:y="-0.0055in"><text:p text:style-name="P1"><text:span text:style-name="T6">Rad Encod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5" draw:style-name="gr12" draw:text-style-name="P7" svg:width="0.9378in" svg:height="0.6043in" svg:x="4.8984in" svg:y="-0.0055in"><text:p text:style-name="P1"><text:span text:style-name="T6">Odometri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Shape2" draw:style-name="gr14" draw:text-style-name="P9" svg:x1="0.1484in" svg:y1="0.0465in" svg:x2="0.1173in" svg:y2="4.463in"><text:p text:style-name="P1"><text:span text:style-name="T2"/></text:p><text:p text:style-name="P1"><text:span text:style-name="T2">Data Flow</text:span></text:p></draw:line></text:p>
      <text:p text:style-name="Standard"/>
      <text:p text:style-name="Standard"><draw:line text:anchor-type="paragraph" draw:z-index="15" draw:name="Shape3" draw:style-name="gr1" draw:text-style-name="P1" svg:x1="2.0756in" svg:y1="0.1528in" svg:x2="2.1067in" svg:y2="4.6445in"><text:p/></draw:line><draw:line text:anchor-type="paragraph" draw:z-index="18" draw:name="Shape3" draw:style-name="gr1" draw:text-style-name="P1" svg:x1="5.4028in" svg:y1="0.0902in" svg:x2="5.4028in" svg:y2="0.6004in"><text:p/></draw:line><draw:line text:anchor-type="paragraph" draw:z-index="19" draw:name="Shape3" draw:style-name="gr1" draw:text-style-name="P1" svg:x1="4.3402in" svg:y1="0.0071in" svg:x2="4.3402in" svg:y2="0.5173in"><text:p/></draw:line><draw:line text:anchor-type="paragraph" draw:z-index="20" draw:name="Shape3" draw:style-name="gr1" draw:text-style-name="P1" svg:x1="6.3693in" svg:y1="0.0693in" svg:x2="6.3693in" svg:y2="0.5795in"><text:p/></draw:line></text:p>
      <text:p text:style-name="Standard"/>
      <text:p text:style-name="Standard"><draw:custom-shape text:anchor-type="paragraph" draw:z-index="16" draw:name="Shape1" draw:style-name="gr8" draw:text-style-name="P2" svg:width="3.1358in" svg:height="2.8878in" svg:x="0.5547in" svg:y="0.061in"><text:p><text:span text:style-name="T1">Lidar Data Converter</text:span></text:p><text:p><text:span text:style-name="T2"/></text:p><text:p><text:span text:style-name="T2">- Convert polar coordinates </text:span></text:p><text:p><text:span text:style-name="T2">to cartesian coordinates</text:span></text:p><text:p><text:span text:style-name="T2">- Preformat for SLAM Algo</text:span></text:p><text:p><text:span text:style-name="T2"/></text:p><text:p><text:span text:style-name="T1">Output:</text:span></text:p><text:p><text:span text:style-name="T2"><text:tab/></text:span><text:span text:style-name="T2">Lidar data (1 scan) in </text:span></text:p><text:p><text:span text:style-name="T2"><text:tab/></text:span><text:span text:style-name="T2">cartesian coordinates</text:span></text:p><text:p><text:span text:style-name="T2"/></text:p><text:p><text:span text:style-name="T2"/></text:p><text:p><text:span text:style-name="T2"/></text:p><text:p><text:span text:style-name="T2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4" draw:text-style-name="P2" svg:width="3.1358in" svg:height="2.8335in" svg:x="3.7736in" svg:y="0.1339in"><text:p><text:span text:style-name="T1">Sensor Data Converter</text:span></text:p><text:p><text:span text:style-name="T2"/></text:p><text:p><text:span text:style-name="T2">- Convert raw Data from </text:span></text:p><text:p><text:span text:style-name="T2">Sensors/Sensor board </text:span></text:p><text:p><text:span text:style-name="T2">to usable format </text:span></text:p><text:p><text:span text:style-name="T2">for Map Generator</text:span></text:p><text:p><text:span text:style-name="T2"/></text:p><text:p><text:span text:style-name="T1">Output:</text:span></text:p><text:p><text:span text:style-name="T2"><text:tab/></text:span><text:span text:style-name="T2">ulrasonic distance front</text:span></text:p><text:p><text:span text:style-name="T2"><text:tab/></text:span><text:span text:style-name="T2">ulrasonic distance rear</text:span></text:p><text:p><text:span text:style-name="T2"><text:tab/></text:span><text:span text:style-name="T2">relative dometry (X,Y)*</text:span></text:p><text:p><text:span text:style-name="T2"><text:tab/></text:span><text:span text:style-name="T2">wheel encoder distance*</text:span></text:p><text:p><text:span text:style-name="T5"><text:tab/></text:span><text:span text:style-name="T5"><text:tab/></text:span><text:span text:style-name="T5"> <text:s text:c="5"/></text:span><text:span text:style-name="T5">* difference since last cyc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7" draw:name="Shape1" draw:style-name="gr6" draw:text-style-name="P3" svg:width="1.9378in" svg:height="1.0815in" svg:x="1.2945in" svg:y="0.1465in"><text:p text:style-name="P4"><text:span text:style-name="T3">Interface Format</text:span></text:p><text:p text:style-name="P4"><text:span text:style-name="T4"/></text:p><text:p text:style-name="P4"><text:span text:style-name="T4">float scan[780][2]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5" draw:text-style-name="P3" svg:width="2.2087in" svg:height="1.0815in" svg:x="4.2736in" svg:y="0.1571in"><text:p><text:span text:style-name="T3">Interface Format</text:span></text:p><text:p><text:span text:style-name="T4"/></text:p><text:p><text:span text:style-name="T4">float us_dist_front</text:span></text:p><text:p><text:span text:style-name="T4">float rel_odo_pos[2]</text:span></text:p><text:p><text:span text:style-name="T4">float we_di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Shape3" draw:style-name="gr1" draw:text-style-name="P1" svg:x1="5.4508in" svg:y1="0.0925in" svg:x2="5.4508in" svg:y2="1.3862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Shape1" draw:style-name="gr2" draw:text-style-name="P2" svg:width="6.4067in" svg:height="1.8441in" svg:x="0.4717in" svg:y="0.0445in"><text:p><text:span text:style-name="T1"><text:tab/></text:span><text:span text:style-name="T1">Map Generator</text:span></text:p><text:p><text:span text:style-name="T2"><text:tab/></text:span><text:span text:style-name="T2">- SLAM</text:span></text:p><text:p><text:span text:style-name="T2"><text:tab/></text:span><text:span text:style-name="T2">- Odometry</text:span></text:p><text:p><text:span text:style-name="T2"><text:tab/></text:span><text:span text:style-name="T2">- Ultrasonic Sensors </text:span></text:p><text:p><text:span text:style-name="T2"><text:tab/></text:span><text:span text:style-name="T2">- use data to generate map, determine ego position</text:span></text:p><text:p><text:span text:style-name="T2"/></text:p><text:p><text:span text:style-name="T1"><text:tab/></text:span><text:span text:style-name="T1">Output:</text:span></text:p><text:p><text:span text:style-name="T2"><text:tab/></text:span><text:span text:style-name="T2"><text:tab/></text:span><text:span text:style-name="T2"><text:tab/></text:span><text:span text:style-name="T2">Complete Ma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4" draw:name="Shape3" draw:style-name="gr1" draw:text-style-name="P1" svg:x1="3.6591in" svg:y1="0.1634in" svg:x2="3.7008in" svg:y2="3.4531in"><text:p/></draw:line></text:p>
      <text:p text:style-name="Standard"><draw:custom-shape text:anchor-type="paragraph" draw:z-index="7" draw:name="Shape1" draw:style-name="gr3" draw:text-style-name="P3" svg:width="1.9378in" svg:height="2.3421in" svg:x="2.7528in" svg:y="0.0445in"><text:p><text:span text:style-name="T3">Interface Format</text:span></text:p><text:p><text:span text:style-name="T4"/></text:p><text:p><text:span text:style-name="T4">Class: Map {</text:span></text:p><text:p><text:span text:style-name="T4">Xxx</text:span><text:span text:style-name="T4"><text:tab/></text:span><text:span text:style-name="T4">egoPos</text:span></text:p><text:p><text:span text:style-name="T4">Xxx <text:s/>map </text:span></text:p><text:p><text:span text:style-name="T4">Xxx <text:s/>point_age</text:span></text:p><text:p><text:span text:style-name="T4"/></text:p><text:p><text:span text:style-name="T4">}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0" draw:name="Shape1" draw:style-name="gr2" draw:text-style-name="P2" svg:width="6.4067in" svg:height="1.8441in" svg:x="0.3571in" svg:y="-0.0354in"><text:p><text:span text:style-name="T1"><text:tab/></text:span><text:span text:style-name="T1">Path Finder</text:span></text:p><text:p><text:span text:style-name="T2"><text:tab/></text:span></text:p><text:p><text:span text:style-name="T2"><text:tab/></text:span><text:span text:style-name="T2">- find unknown areas in map</text:span></text:p><text:p><text:span text:style-name="T2"><text:tab/></text:span><text:span text:style-name="T2">- convert map to readable format for </text:span></text:p><text:p><text:span text:style-name="T2"><text:tab/></text:span><text:span text:style-name="T2"><text:tab/></text:span><text:span text:style-name="T2"><text:tab/></text:span><text:span text:style-name="T2">path finding algorithm (Graph?)</text:span></text:p><text:p><text:span text:style-name="T2"><text:tab/></text:span><text:span text:style-name="T2">- calculate path (Dijkstra?) to next unknown area</text:span></text:p><text:p><text:span text:style-name="T2"/></text:p><text:p><text:span text:style-name="T1"><text:tab/></text:span><text:span text:style-name="T1">Output:</text:span></text:p><text:p><text:span text:style-name="T2"><text:tab/></text:span><text:span text:style-name="T2"><text:tab/></text:span><text:span text:style-name="T2"><text:tab/></text:span><text:span text:style-name="T2">Pat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Standard"><draw:line text:anchor-type="paragraph" draw:z-index="29" draw:name="Shape2" draw:style-name="gr14" draw:text-style-name="P9" svg:x1="0.1173in" svg:y1="0.0189in" svg:x2="0.0862in" svg:y2="4.4354in"><text:p text:style-name="P1"><text:span text:style-name="T2"/></text:p><text:p text:style-name="P1"><text:span text:style-name="T2">Data Flow</text:span></text:p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1" draw:name="Shape1" draw:style-name="gr2" draw:text-style-name="P2" svg:width="6.4067in" svg:height="1.8441in" svg:x="0.4591in" svg:y="2.0752in"><text:p><text:span text:style-name="T1"><text:tab/></text:span><text:span text:style-name="T1">Path Converter</text:span></text:p><text:p><text:span text:style-name="T2"><text:tab/></text:span></text:p><text:p><text:span text:style-name="T2"><text:tab/></text:span><text:span text:style-name="T2">- Convert Path to signals for motor / steering control </text:span></text:p><text:p><text:span text:style-name="T2"><text:tab/></text:span><text:span text:style-name="T2">- </text:span></text:p><text:p><text:span text:style-name="T2"><text:tab/></text:span><text:span text:style-name="T2">- </text:span></text:p><text:p><text:span text:style-name="T2"/></text:p><text:p><text:span text:style-name="T1"><text:tab/></text:span><text:span text:style-name="T1">Output:</text:span></text:p><text:p><text:span text:style-name="T2"><text:tab/></text:span><text:span text:style-name="T2"><text:tab/></text:span><text:span text:style-name="T2"><text:tab/></text:span><text:span text:style-name="T2">Human readable signals for motor and steer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6" draw:text-style-name="P3" svg:width="1.9378in" svg:height="1.0815in" svg:x="2.5547in" svg:y="0.878in"><text:p><text:span text:style-name="T3">Interface Format</text:span></text:p><text:p><text:span text:style-name="T4"/></text:p><text:p><text:span text:style-name="T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2" draw:text-style-name="P2" svg:width="6.4067in" svg:height="1.8441in" svg:x="0.3445in" svg:y="5.2626in"><text:p><text:span text:style-name="T1"><text:tab/></text:span><text:span text:style-name="T1">Motor Controller</text:span></text:p><text:p><text:span text:style-name="T2"><text:tab/></text:span></text:p><text:p><text:span text:style-name="T2"><text:tab/></text:span><text:span text:style-name="T2">- trigger motor and steering</text:span></text:p><text:p><text:span text:style-name="T2"/></text:p><text:p><text:span text:style-name="T2"/></text:p><text:p><text:span text:style-name="T1"><text:tab/></text:span><text:span text:style-name="T1">Output:</text:span></text:p><text:p><text:span text:style-name="T2"><text:tab/></text:span><text:span text:style-name="T2"><text:tab/></text:span><text:span text:style-name="T2"><text:tab/></text:span><text:span text:style-name="T2">PWM? ___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" draw:style-name="gr7" draw:text-style-name="P3" svg:width="2.0835in" svg:height="1.0815in" svg:x="2.5547in" svg:y="4.0043in"><text:p><text:span text:style-name="T3">Interface Format</text:span></text:p><text:p><text:span text:style-name="T4">Int motor</text:span></text:p><text:p><text:span text:style-name="T4"><text:tab/></text:span><text:span text:style-name="T4">(-900, …, +900)</text:span></text:p><text:p><text:span text:style-name="T4">Float steering </text:span></text:p><text:p><text:span text:style-name="T4"><text:tab/></text:span><text:span text:style-name="T4">(-90, …, +90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5" draw:style-name="gr13" draw:text-style-name="P8" svg:width="1.5106in" svg:height="0.6043in" svg:x="1.878in" svg:y="7.4736in"><text:p text:style-name="P1">Moto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5" draw:style-name="gr13" draw:text-style-name="P8" svg:width="1.5106in" svg:height="0.6043in" svg:x="3.5339in" svg:y="7.4425in"><text:p text:style-name="P1">Steering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3" draw:style-name="gr1" draw:text-style-name="P1" svg:x1="3.5654in" svg:y1="0.6583in" svg:x2="3.5654in" svg:y2="2.1539in"><text:p/></draw:line><draw:line text:anchor-type="paragraph" draw:z-index="2" draw:name="Shape3" draw:style-name="gr1" draw:text-style-name="P1" svg:x1="3.5547in" svg:y1="3.9189in" svg:x2="3.5547in" svg:y2="5.4146in"><text:p/></draw:line><draw:line text:anchor-type="paragraph" draw:z-index="26" draw:name="Shape3" draw:style-name="gr1" draw:text-style-name="P1" svg:x1="4.3362in" svg:y1="7.1063in" svg:x2="4.3362in" svg:y2="7.652in"><text:p/></draw:line><draw:line text:anchor-type="paragraph" draw:z-index="0" draw:name="Shape3" draw:style-name="gr1" draw:text-style-name="P1" svg:x1="4.3362in" svg:y1="7.1063in" svg:x2="4.3362in" svg:y2="7.652in"><text:p/></draw:line><draw:line text:anchor-type="paragraph" draw:z-index="1" draw:name="Shape3" draw:style-name="gr1" draw:text-style-name="P1" svg:x1="2.6484in" svg:y1="7.0228in" svg:x2="2.6484in" svg:y2="7.568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Courier 10 Pitch1" svg:font-family="'Courier 10 Pitch'" style:font-pitch="variable"/>
    <style:font-face style:name="Liberation Serif2" svg:font-family="'Liberation Serif'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Grison" draw:style="linear" draw:start-color="#4c4c4c" draw:end-color="#b3b3b3" draw:start-intensity="100%" draw:end-intensity="100%" draw:angle="30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716498820248D6F1.png" xlink:type="simple" xlink:show="embed" xlink:actuate="onLoad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9:17:16.095262100</meta:creation-date>
    <dc:date>2018-09-15T11:31:02.614696470</dc:date>
    <meta:editing-duration>PT31M5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